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font-size="29.3999996185303pt"/>
    </style:style>
    <style:style style:name="P2" style:family="paragraph">
      <style:paragraph-properties fo:text-align="center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ęzyki obce</text:p>
          </draw:text-box>
        </draw:frame>
        <draw:frame presentation:style-name="pr2" draw:layer="layout" svg:width="25.2cm" svg:height="12.179cm" svg:x="1.4cm" svg:y="5cm" presentation:class="subtitle">
          <draw:text-box>
            <text:p>C++</text:p>
            <text:p><text:span text:style-name="T1">Wekto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Jak w C++ zapisać datę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3 liczby</text:p>
                <text:list>
                  <text:list-item>
                    <text:p>Dzień</text:p>
                  </text:list-item>
                  <text:list-item>
                    <text:p>Miesiąc</text:p>
                  </text:list-item>
                  <text:list-item>
                    <text:p>Rok</text:p>
                  </text:list-item>
                </text:list>
              </text:list-item>
              <text:list-item>
                <text:p>Jak określić aktualny wiek?</text:p>
                <text:list>
                  <text:list-item>
                    <text:p>Różnica dat</text:p>
                  </text:list-item>
                  <text:list-item>
                    <text:p>Różnica 3 liczb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Jak stworzyć terminarz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3 tablice?</text:p>
              </text:list-item>
              <text:list-item>
                <text:p>Jak wyznaczyć różnicę pomiędzy terminami?</text:p>
                <text:list>
                  <text:list-item>
                    <text:p>Odejmować tablice?</text:p>
                  </text:list-item>
                </text:list>
              </text:list-item>
              <text:list-item>
                <text:p>Jak posortować termin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ak stworzyć terminarz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12 09 2014</text:p>
                <text:p>12 09 2013</text:p>
                <text:p>12 10 2013</text:p>
                <text:p>12 05 2016</text:p>
                <text:p>11 05 2016</text:p>
                <text:p>12 04 2013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ak stworzyć terminarz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12 09 2014<text:tab/><text:tab/><text:tab/><text:tab/><text:tab/>12 04 2013</text:p>
                <text:p>12 09 2013<text:tab/><text:tab/><text:tab/><text:tab/><text:tab/>12 09 2013</text:p>
                <text:p>12 10 2013<text:tab/><text:tab/><text:tab/><text:tab/><text:tab/>12 10 2013</text:p>
                <text:p>12 05 2016<text:tab/><text:tab/><text:tab/><text:tab/><text:tab/>12 09 2014</text:p>
                <text:p>11 05 2016<text:tab/><text:tab/><text:tab/><text:tab/><text:tab/>11 05 2016</text:p>
                <text:p>12 04 2013<text:tab/><text:tab/><text:tab/><text:tab/><text:tab/>12 05 2016</text:p>
              </text:list-header>
            </text:list>
          </draw:text-box>
        </draw:frame>
        <draw:custom-shape draw:style-name="gr2" draw:text-style-name="P2" draw:layer="layout" svg:width="2.5cm" svg:height="3cm" svg:x="9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ak stworzyć terminarz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 jeśli terminarz to nie tylko daty ale również opisy i hasła?</text:p>
                <text:list>
                  <text:list-item>
                    <text:p>urodziny mamy: xx xx xxx</text:p>
                  </text:list-item>
                  <text:list-item>
                    <text:p>sprawdzian: yy yy yyyy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ak stworzyć terminarz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 jeśli data to nie liczby?</text:p>
                <text:list>
                  <text:list-item>
                    <text:p>12 lipiec 201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ekto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ablica, która sama się rozrasta</text:p>
              </text:list-item>
              <text:list-item>
                <text:p>vector&lt; jakiś_typ &gt; jakaś_nazwa</text:p>
              </text:list-item>
              <text:list-item>
                <text:p>Dodanie elementu do wektora:</text:p>
                <text:list>
                  <text:list-item>
                    <text:p>nazwa_wektora.push_back(element)</text:p>
                  </text:list-item>
                </text:list>
              </text:list-item>
              <text:list-item>
                <text:p>Usunięcie elementu z wektora:</text:p>
                <text:list>
                  <text:list-item>
                    <text:p>nazwa_wektora.pop_back(element)</text:p>
                  </text:list-item>
                </text:list>
              </text:list-item>
              <text:list-item>
                <text:p>Pobranie elementu z wektora?</text:p>
                <text:list>
                  <text:list-item>
                    <text:p>Tak samo jak tablica</text:p>
                    <text:list>
                      <text:list-item>
                        <text:p>nazwa_wektora[index_elementu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 poza tym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 C++ są gotowe algorytmy sortujące wektory ;)</text:p>
              </text:list-item>
              <text:list-item>
                <text:p>I wiele innych w bibliotece &lt;algorithm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59M39S</meta:editing-duration>
    <meta:editing-cycles>68</meta:editing-cycles>
    <meta:generator>LibreOffice/4.1.4.2$Windows_x86 LibreOffice_project/0a0440ccc0227ad9829de5f46be37cfb6edcf72</meta:generator>
    <dc:date>2016-04-02T17:13:39.662000000</dc:date>
    <meta:document-statistic meta:object-count="70"/>
  </office:meta>
</office:document-meta>
</file>